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457in" fo:widows="1" fo:text-indent="0in" style:auto-text-indent="false"/>
    </style:style>
    <style:style style:name="P2"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3"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4" style:family="paragraph" style:parent-style-name="Standard">
      <style:paragraph-properties fo:margin-left="0in" fo:margin-right="0in" fo:margin-top="0in" fo:margin-bottom="0.1965in" style:line-height-at-least="0.1457in" fo:widows="1" fo:text-indent="0in" style:auto-text-indent="false"/>
    </style:style>
    <style:style style:name="P5" style:family="paragraph" style:parent-style-name="Standard">
      <style:paragraph-properties fo:margin-left="0in" fo:margin-right="0in" style:line-height-at-least="0.1457in" fo:widows="1" fo:text-indent="0in" style:auto-text-indent="false" fo:break-before="page"/>
    </style:style>
    <style:style style:name="P6"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7"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8" style:family="paragraph" style:parent-style-name="Standard">
      <style:paragraph-properties fo:margin-left="0in" fo:margin-right="0in" style:line-height-at-least="0.1457in" fo:widows="1" fo:text-indent="0in" style:auto-text-indent="false"/>
    </style:style>
    <style:style style:name="P9" style:family="paragraph" style:parent-style-name="Standard">
      <style:paragraph-properties fo:margin-left="0in" fo:margin-right="0in" style:line-height-at-least="0.1457in" fo:widows="1" fo:text-indent="0in" style:auto-text-indent="false" fo:break-before="page"/>
    </style:style>
    <style:style style:name="T1" style:family="text">
      <style:text-properties fo:font-variant="normal" fo:text-transform="none" fo:color="#000000" style:font-name="verdana" fo:font-size="10.5pt" fo:letter-spacing="normal" fo:font-style="normal" fo:font-weight="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pt" fo:letter-spacing="normal" fo:font-style="normal" fo:font-weight="normal"/>
    </style:style>
    <style:style style:name="T4"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uman CR 0.5 RANGER 1</text:span><text:line-break/><text:span text:style-name="T1">XP</text:span><text:span text:style-name="T4"> </text:span><text:span text:style-name="T2">200</text:span><text:line-break/><text:span text:style-name="T2">Any Medium Humanoid</text:span><text:line-break/><text:span text:style-name="T2">Ranger level 1 (skill points 8) Two Weapon</text:span><text:line-break/><text:span text:style-name="T2">(Ranger ) </text:span><text:line-break/><text:span text:style-name="T1">Init</text:span><text:span text:style-name="T4"> </text:span><text:span text:style-name="T2">+2; </text:span><text:span text:style-name="T1">Senses</text:span><text:span text:style-name="T4"> </text:span><text:span text:style-name="T2">; Perception +5</text:span></text:p>
      <text:p text:style-name="P2">DEFENSE</text:p>
      <text:p text:style-name="P1"><text:span text:style-name="T1">AC</text:span><text:span text:style-name="T4"> </text:span><text:span text:style-name="T2">14, Touch 12, flat footed 12 ( Leather, Shield, none) </text:span><text:line-break/><text:span text:style-name="T2">(+2 Dex, +2 armour) </text:span><text:line-break/><text:span text:style-name="T1">hp</text:span><text:span text:style-name="T4"> </text:span><text:span text:style-name="T2">14 (0d8+1d10+1+3);</text:span><text:line-break/><text:span text:style-name="T1">Fort</text:span><text:span text:style-name="T4"> </text:span><text:span text:style-name="T2">+2, </text:span><text:span text:style-name="T1">Ref</text:span><text:span text:style-name="T4"> </text:span><text:span text:style-name="T2">+4, </text:span><text:span text:style-name="T1">Will</text:span><text:span text:style-name="T4"> </text:span><text:span text:style-name="T2">+1 </text:span></text:p>
      <text:p text:style-name="P2">OFFENSE</text:p>
      <text:p text:style-name="P4"><text:span text:style-name="T1">Speed</text:span><text:span text:style-name="T4"> </text:span><text:span text:style-name="T2">30</text:span><text:line-break/><text:span text:style-name="T1">Melee</text:span><text:line-break/><text:span text:style-name="T1">Single Attack</text:span><text:span text:style-name="T4"> </text:span><text:span text:style-name="T2">Mace,Heavy +4 (1d8+3) </text:span><text:line-break/><text:span text:style-name="T1">Full Attack</text:span><text:line-break/><text:span text:style-name="T2">Mace,Heavy +2 (1d8+3)</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avored Enemy</text:span><text:span text:style-name="T4"> </text:span><text:span text:style-name="T2">(+2 attack pathfinder only) +2 damage. Number of Favored enemies = 1</text:span><text:line-break/><text:span text:style-name="T1">Favored Enemy -2</text:span><text:span text:style-name="T4"> </text:span><text:span text:style-name="T2">+2 bonus on Bluff, Knowledge, Perception, Sense Motive, and Survival checks against Fav Enemy</text:span><text:line-break/><text:span text:style-name="T1">Spells Known: </text:span><text:line-break/><text:line-break/><text:span text:style-name="T1">Ranger Spells</text:span><text:line-break/><text:span text:style-name="T1">CL 1 Concentration 2</text:span></text:p>
      <text:p text:style-name="P2">STATISTICS</text:p>
      <text:p text:style-name="P1"><text:span text:style-name="T1">Str</text:span><text:span text:style-name="T4"> </text:span><text:span text:style-name="T2">14, </text:span><text:span text:style-name="T1">Dex</text:span><text:span text:style-name="T4"> </text:span><text:span text:style-name="T2">15,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8</text:span><text:line-break/><text:span text:style-name="T1">Base Attack</text:span><text:span text:style-name="T4"> </text:span><text:span text:style-name="T2">1 </text:span><text:span text:style-name="T1">CMB</text:span><text:span text:style-name="T4"> </text:span><text:span text:style-name="T2">3 ; </text:span><text:span text:style-name="T1">CMD</text:span><text:span text:style-name="T4"> </text:span><text:span text:style-name="T2">15 </text:span><text:line-break/><text:span text:style-name="T1">Feats</text:span><text:span text:style-name="T4"> </text:span><text:line-break/><text:span text:style-name="T2">Two-Weapon Fighting: Get extra attack at -2 to all attacks,</text:span><text:line-break/><text:span text:style-name="T2">Armour Prof Light,</text:span><text:line-break/><text:span text:style-name="T2">Armour Prof Medium,</text:span><text:line-break/><text:span text:style-name="T2">Martial Weap Prof,</text:span><text:line-break/><text:span text:style-name="T2">Shield Proficiency: Can use shields,</text:span><text:line-break/><text:span text:style-name="T2">Simple Weapon Proficiency,</text:span><text:line-break/><text:span text:style-name="T2">Toughness: +3 Hit points or +1 per hit dice,</text:span><text:line-break/><text:span text:style-name="T2">Weapon Focus: +1 to attack rolls</text:span><text:line-break/><text:span text:style-name="T1">Skills</text:span><text:span text:style-name="T4"> </text:span><text:span text:style-name="T2">Climb 6, Handle Animal 3, Heal 5, Intimidate -1, Know Dungeon 5, Know Geography 5, Know Nature 1, Perception 5, Ride 2, Stealth 6, Survival 5, Swim 2</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Track (Ex)</text:span><text:span text:style-name="T4"> </text:span><text:span text:style-name="T2">Adds half level on Survival skill checks made to follow or identify tracks.</text:span><text:line-break/><text:span text:style-name="T1">Wild Empathy</text:span><text:span text:style-name="T4"> </text:span><text:span text:style-name="T2">A druid can improve the attitude of an animal. This ability functions just like a Diplomacy check made to improve the attitude of a person. The druid rolls 1d20 and adds her </text:span><text:soft-page-break/><text:span text:style-name="T2">druid level and her Charisma modifier to determine the wild empathy check result. </text:span><text:line-break/><text:line-break/><text:span text:style-name="T2">The typical domestic animal has a starting attitude of indifferent, while wild animals are usually unfriendly. </text:span><text:line-break/><text:line-break/><text:span text:style-name="T2">To use wild empathy, the druid and the animal must be able to study each other, which means that they must be within 30 feet of one another under normal conditions. Generally, influencing an animal in this way takes 1 minute but, as with influencing people, it might take more or less time. </text:span><text:line-break/><text:line-break/><text:span text:style-name="T2">A druid can also use this ability to influence a magical beast with an Intelligence score of 1 or 2, but she takes a -4 penalty on the check.</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Human CR 2 RANGER 3</text:span><text:line-break/><text:span text:style-name="T1">XP</text:span><text:span text:style-name="T4"> </text:span><text:span text:style-name="T2">600</text:span><text:line-break/><text:span text:style-name="T2">Any Medium Humanoid</text:span><text:line-break/><text:span text:style-name="T2">Ranger level 3 (skill points 24) Two Weapon</text:span><text:line-break/><text:span text:style-name="T2">(Infiltrator ) </text:span><text:line-break/><text:span text:style-name="T1">Init</text:span><text:span text:style-name="T4"> </text:span><text:span text:style-name="T2">+2; </text:span><text:span text:style-name="T1">Senses</text:span><text:span text:style-name="T4"> </text:span><text:span text:style-name="T2">; Perception +7</text:span></text:p>
      <text:p text:style-name="P2">DEFENSE</text:p>
      <text:p text:style-name="P1"><text:span text:style-name="T1">AC</text:span><text:span text:style-name="T4"> </text:span><text:span text:style-name="T2">14, Touch 12, flat footed 12 ( Leather, Shield, none) </text:span><text:line-break/><text:span text:style-name="T2">(+2 Dex, +2 armour) </text:span><text:line-break/><text:span text:style-name="T1">hp</text:span><text:span text:style-name="T4"> </text:span><text:span text:style-name="T2">27 (0d8+3d10+3+3);</text:span><text:line-break/><text:span text:style-name="T1">Fort</text:span><text:span text:style-name="T4"> </text:span><text:span text:style-name="T2">+3, </text:span><text:span text:style-name="T1">Ref</text:span><text:span text:style-name="T4"> </text:span><text:span text:style-name="T2">+5, </text:span><text:span text:style-name="T1">Will</text:span><text:span text:style-name="T4"> </text:span><text:span text:style-name="T2">+2 </text:span></text:p>
      <text:p text:style-name="P2">OFFENSE</text:p>
      <text:p text:style-name="P4"><text:span text:style-name="T1">Speed</text:span><text:span text:style-name="T4"> </text:span><text:span text:style-name="T2">30</text:span><text:line-break/><text:span text:style-name="T1">Melee</text:span><text:line-break/><text:span text:style-name="T1">Single Attack</text:span><text:span text:style-name="T4"> </text:span><text:span text:style-name="T2">Mace,Heavy +6 (1d8+3) </text:span><text:line-break/><text:span text:style-name="T1">Full Attack</text:span><text:line-break/><text:span text:style-name="T2">Mace,Heavy +4 (1d8+3)</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avored Enemy</text:span><text:span text:style-name="T4"> </text:span><text:span text:style-name="T2">(+2 attack pathfinder only) +2 damage. Number of Favored enemies = 1</text:span><text:line-break/><text:span text:style-name="T1">Favored Enemy -2</text:span><text:span text:style-name="T4"> </text:span><text:span text:style-name="T2">+2 bonus on Bluff, Knowledge, Perception, Sense Motive, and Survival checks against Fav Enemy</text:span><text:line-break/><text:span text:style-name="T1">Spells Known: </text:span><text:line-break/><text:line-break/><text:span text:style-name="T1">Ranger Spells</text:span><text:line-break/><text:span text:style-name="T1">CL 3 Concentration 4</text:span></text:p>
      <text:p text:style-name="P2">STATISTICS</text:p>
      <text:p text:style-name="P1"><text:span text:style-name="T1">Str</text:span><text:span text:style-name="T4"> </text:span><text:span text:style-name="T2">14, </text:span><text:span text:style-name="T1">Dex</text:span><text:span text:style-name="T4"> </text:span><text:span text:style-name="T2">15,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8</text:span><text:line-break/><text:span text:style-name="T1">Base Attack</text:span><text:span text:style-name="T4"> </text:span><text:span text:style-name="T2">3 </text:span><text:span text:style-name="T1">CMB</text:span><text:span text:style-name="T4"> </text:span><text:span text:style-name="T2">5 ; </text:span><text:span text:style-name="T1">CMD</text:span><text:span text:style-name="T4"> </text:span><text:span text:style-name="T2">17 </text:span><text:line-break/><text:span text:style-name="T1">Feats</text:span><text:span text:style-name="T4"> </text:span><text:line-break/><text:span text:style-name="T2">Two-Weapon Fighting: Get extra attack at -2 to all attacks,</text:span><text:line-break/><text:span text:style-name="T2">Armour Prof Light,</text:span><text:line-break/><text:span text:style-name="T2">Armour Prof Medium,</text:span><text:line-break/><text:span text:style-name="T2">Endurance: +4 on checks to resist non-lethal damage,</text:span><text:line-break/><text:span text:style-name="T2">Martial Weap Prof,</text:span><text:line-break/><text:span text:style-name="T2">Shield Proficiency: Can use shields,</text:span><text:line-break/><text:span text:style-name="T2">Simple Weapon Proficiency,</text:span><text:line-break/><text:span text:style-name="T2">Toughness: +3 Hit points or +1 per hit dice,</text:span><text:line-break/><text:span text:style-name="T2">Weapon Finesse: Use DEX mod instead of STR mod for melee attack to hit,</text:span><text:line-break/><text:span text:style-name="T2">Weapon Focus: +1 to attack rolls</text:span><text:line-break/><text:span text:style-name="T1">Skills</text:span><text:span text:style-name="T4"> </text:span><text:span text:style-name="T2">Climb 7, Handle Animal 4, Heal 7, Intimidate -1, Know Dungeon 6, Know Geography 6, Know Nature 6, Perception 7, Ride 7, Stealth 8, Survival 7, Swim 2</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Adaptation (Ex)</text:span><text:span text:style-name="T4"> </text:span><text:span text:style-name="T2">Allows selection of adaptions from your favorite enemy. Number= 1</text:span><text:line-break/><text:soft-page-break/><text:span text:style-name="T1">Favored Terrain</text:span><text:span text:style-name="T4"> </text:span><text:span text:style-name="T2">+2 bonus on init, know geog, Perception, Stealth, Survival in selected terrain 1</text:span><text:line-break/><text:span text:style-name="T1">Track (Ex)</text:span><text:span text:style-name="T4"> </text:span><text:span text:style-name="T2">Adds half level on Survival skill checks made to follow or identify tracks.</text:span><text:line-break/><text:span text:style-name="T1">Wild Empathy</text:span><text:span text:style-name="T4"> </text:span><text:span text:style-name="T2">A druid can improve the attitude of an animal. This ability functions just like a Diplomacy check made to improve the attitude of a person. The druid rolls 1d20 and adds her druid level and her Charisma modifier to determine the wild empathy check result. </text:span><text:line-break/><text:line-break/><text:span text:style-name="T2">The typical domestic animal has a starting attitude of indifferent, while wild animals are usually unfriendly. </text:span><text:line-break/><text:line-break/><text:span text:style-name="T2">To use wild empathy, the druid and the animal must be able to study each other, which means that they must be within 30 feet of one another under normal conditions. Generally, influencing an animal in this way takes 1 minute but, as with influencing people, it might take more or less time. </text:span><text:line-break/><text:line-break/><text:span text:style-name="T2">A druid can also use this ability to influence a magical beast with an Intelligence score of 1 or 2, but she takes a -4 penalty on the check.</text:span></text:p>
      <text:p text:style-name="P2">MAGIC ITEMS (max value 78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1">Human CR 1 RANGER 2</text:span><text:line-break/><text:span text:style-name="T1">XP</text:span><text:span text:style-name="T4"> </text:span><text:span text:style-name="T2">400</text:span><text:line-break/><text:span text:style-name="T2">Any Medium Humanoid</text:span><text:line-break/><text:span text:style-name="T2">Ranger level 2 (skill points 16) Archer</text:span><text:line-break/><text:span text:style-name="T2">(Ranger ) </text:span><text:line-break/><text:span text:style-name="T1">Init</text:span><text:span text:style-name="T4"> </text:span><text:span text:style-name="T2">+2; </text:span><text:span text:style-name="T1">Senses</text:span><text:span text:style-name="T4"> </text:span><text:span text:style-name="T2">; Perception +7</text:span></text:p>
      <text:p text:style-name="P2">DEFENSE</text:p>
      <text:p text:style-name="P1"><text:span text:style-name="T1">AC</text:span><text:span text:style-name="T4"> </text:span><text:span text:style-name="T2">14, Touch 12, flat footed 12 ( Leather, Shield, none) </text:span><text:line-break/><text:span text:style-name="T2">(+2 Dex, +2 armour) </text:span><text:line-break/><text:span text:style-name="T1">hp</text:span><text:span text:style-name="T4"> </text:span><text:span text:style-name="T2">17 (0d8+2d10+2);</text:span><text:line-break/><text:span text:style-name="T1">Fort</text:span><text:span text:style-name="T4"> </text:span><text:span text:style-name="T2">+3, </text:span><text:span text:style-name="T1">Ref</text:span><text:span text:style-name="T4"> </text:span><text:span text:style-name="T2">+5, </text:span><text:span text:style-name="T1">Will</text:span><text:span text:style-name="T4"> </text:span><text:span text:style-name="T2">+2 </text:span></text:p>
      <text:p text:style-name="P2">OFFENSE</text:p>
      <text:p text:style-name="P4"><text:span text:style-name="T1">Speed</text:span><text:span text:style-name="T4"> </text:span><text:span text:style-name="T2">30</text:span><text:line-break/><text:span text:style-name="T1">Melee</text:span><text:line-break/><text:span text:style-name="T1">Single Attack</text:span><text:span text:style-name="T4"> </text:span><text:span text:style-name="T2">Mace,Heavy +3 (1d8+1) </text:span><text:line-break/><text:span text:style-name="T2">or Shortbow ,Composite +3 (1d6+1 X3) +1 to hit and +1 damage if within 30ft </text:span><text:line-break/><text:span text:style-name="T1">Full Attack</text:span><text:line-break/><text:span text:style-name="T2">Mace,Heavy +3 (1d8+1)</text:span><text:line-break/><text:span text:style-name="T2">or Shortbow ,Composite +1/1 (1d6+1 X3) range 70 +1 to hit and +1 damage if within 30ft </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avored Enemy</text:span><text:span text:style-name="T4"> </text:span><text:span text:style-name="T2">(+2 attack pathfinder only) +2 damage. Number of Favored enemies = 1</text:span><text:line-break/><text:span text:style-name="T1">Favored Enemy -2</text:span><text:span text:style-name="T4"> </text:span><text:span text:style-name="T2">+2 bonus on Bluff, Knowledge, Perception, Sense Motive, and Survival checks against Fav Enemy</text:span><text:line-break/><text:span text:style-name="T1">Spells Known: </text:span><text:line-break/><text:line-break/><text:span text:style-name="T1">Ranger Spells</text:span><text:line-break/><text:span text:style-name="T1">CL 2 Concentration 4</text:span></text:p>
      <text:p text:style-name="P2">STATISTICS</text:p>
      <text:p text:style-name="P1"><text:span text:style-name="T1">Str</text:span><text:span text:style-name="T4"> </text:span><text:span text:style-name="T2">13, </text:span><text:span text:style-name="T1">Dex</text:span><text:span text:style-name="T4"> </text:span><text:span text:style-name="T2">15,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4, </text:span><text:span text:style-name="T1">Cha</text:span><text:span text:style-name="T4"> </text:span><text:span text:style-name="T2">8</text:span><text:line-break/><text:span text:style-name="T1">Base Attack</text:span><text:span text:style-name="T4"> </text:span><text:span text:style-name="T2">2 </text:span><text:span text:style-name="T1">CMB</text:span><text:span text:style-name="T4"> </text:span><text:span text:style-name="T2">3 ; </text:span><text:span text:style-name="T1">CMD</text:span><text:span text:style-name="T4"> </text:span><text:span text:style-name="T2">15 </text:span><text:line-break/><text:span text:style-name="T1">Feats</text:span><text:span text:style-name="T4"> </text:span><text:line-break/><text:span text:style-name="T2">Rapid Shot: Gain extra ranged attack all attacks at -2,</text:span><text:line-break/><text:span text:style-name="T2">Armour Prof Light,</text:span><text:line-break/><text:span text:style-name="T2">Armour Prof Medium,</text:span><text:line-break/><text:span text:style-name="T2">Martial Weap Prof,</text:span><text:line-break/><text:span text:style-name="T2">Point Blank Shot: +1 to hit +1 damage if within 30 ft,</text:span><text:line-break/><text:span text:style-name="T2">Shield Proficiency: Can use shields,</text:span><text:line-break/><text:span text:style-name="T2">Simple Weapon Proficiency,</text:span><text:line-break/><text:span text:style-name="T2">Weapon Focus(Ranged): +1 attack rolls</text:span><text:line-break/><text:span text:style-name="T1">Skills</text:span><text:span text:style-name="T4"> </text:span><text:span text:style-name="T2">Climb 6, Craft Bowyer 5, Handle Animal 4, Heal 6, Intimidate -1, Know Dungeon 5, Know Geography 5, Know Nature 5, Perception 7, Ride 6, Stealth 7, Survival 7, Swim 1</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oft-page-break/><text:span text:style-name="T1">Track (Ex)</text:span><text:span text:style-name="T4"> </text:span><text:span text:style-name="T2">Adds half level on Survival skill checks made to follow or identify tracks.</text:span><text:line-break/><text:span text:style-name="T1">Wild Empathy</text:span><text:span text:style-name="T4"> </text:span><text:span text:style-name="T2">A druid can improve the attitude of an animal. This ability functions just like a Diplomacy check made to improve the attitude of a person. The druid rolls 1d20 and adds her druid level and her Charisma modifier to determine the wild empathy check result. </text:span><text:line-break/><text:line-break/><text:span text:style-name="T2">The typical domestic animal has a starting attitude of indifferent, while wild animals are usually unfriendly. </text:span><text:line-break/><text:line-break/><text:span text:style-name="T2">To use wild empathy, the druid and the animal must be able to study each other, which means that they must be within 30 feet of one another under normal conditions. Generally, influencing an animal in this way takes 1 minute but, as with influencing people, it might take more or less time. </text:span><text:line-break/><text:line-break/><text:span text:style-name="T2">A druid can also use this ability to influence a magical beast with an Intelligence score of 1 or 2, but she takes a -4 penalty on the check.</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Human CR 3 RANGER 4</text:span><text:line-break/><text:span text:style-name="T1">XP</text:span><text:span text:style-name="T4"> </text:span><text:span text:style-name="T2">800</text:span><text:line-break/><text:span text:style-name="T2">Any Medium Humanoid</text:span><text:line-break/><text:span text:style-name="T2">Ranger level 4 (skill points 32) Dungeon Crawler</text:span><text:line-break/><text:span text:style-name="T2">(Ranger ) </text:span><text:line-break/><text:span text:style-name="T1">Init</text:span><text:span text:style-name="T4"> </text:span><text:span text:style-name="T2">+2; </text:span><text:span text:style-name="T1">Senses</text:span><text:span text:style-name="T4"> </text:span><text:span text:style-name="T2">; Perception +8</text:span></text:p>
      <text:p text:style-name="P2">DEFENSE</text:p>
      <text:p text:style-name="P1"><text:span text:style-name="T1">AC</text:span><text:span text:style-name="T4"> </text:span><text:span text:style-name="T2">14, Touch 12, flat footed 12 ( Leather, Shield, none) </text:span><text:line-break/><text:span text:style-name="T2">(+2 Dex, +2 armour) </text:span><text:line-break/><text:span text:style-name="T1">hp</text:span><text:span text:style-name="T4"> </text:span><text:span text:style-name="T2">30 (0d8+4d10+4);</text:span><text:line-break/><text:span text:style-name="T1">Fort</text:span><text:span text:style-name="T4"> </text:span><text:span text:style-name="T2">+4, </text:span><text:span text:style-name="T1">Ref</text:span><text:span text:style-name="T4"> </text:span><text:span text:style-name="T2">+6, </text:span><text:span text:style-name="T1">Will</text:span><text:span text:style-name="T4"> </text:span><text:span text:style-name="T2">+2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Mace,Heavy +8 (1d8+4) </text:span><text:line-break/><text:span text:style-name="T2">or Longbow +3 (1d8 X3) </text:span><text:line-break/><text:span text:style-name="T1">Full Attack</text:span><text:line-break/><text:span text:style-name="T2">Mace,Heavy +6 (1d8+4)</text:span><text:line-break/><text:span text:style-name="T2">or Longbow +1/1 (1d8 X3) range 100 </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avored Enemy</text:span><text:span text:style-name="T4"> </text:span><text:span text:style-name="T2">(+2 attack pathfinder only) +2 damage. Number of Favored enemies = 1</text:span><text:line-break/><text:span text:style-name="T1">Favored Enemy -2</text:span><text:span text:style-name="T4"> </text:span><text:span text:style-name="T2">+2 bonus on Bluff, Knowledge, Perception, Sense Motive, and Survival checks against Fav Enemy</text:span><text:line-break/><text:span text:style-name="T1">Spells Known: </text:span><text:line-break/><text:line-break/><text:span text:style-name="T1">Ranger Spells</text:span><text:line-break/><text:span text:style-name="T1">CL 4 Concentration 5</text:span><text:line-break/><text:span text:style-name="T1">Level 1 (1) DC 12</text:span><text:line-break/><text:span text:style-name="T2">Bowstaff(Transmutation)[Fire language-dependent lawful mind-affecting] X 1</text:span><text:line-break/><text:span text:style-name="T2">V rng: personal CT: Dur: 1 round/level (D)</text:span><text:line-break/><text:span text:style-name="T2">SV Will negates (harmless, object) Area: one weapon (bow) Book: Ultimate Combat </text:span><text:line-break/><text:span text:style-name="T2">Description: </text:span><text:span text:style-name="T3">The bow that is touched takes on the rigidity and toughness of forged steel, allowing it to be used as a melee weapon. The spell allows a shortbow to be used as a club or a longbow to be used as a quarterstaff, although the bow retains its normal hit points and hardness. The bows enhancement bonus, if any, applies on melee attack and damage rolls. Additional weapon special weapon qualities also apply to melee attacks if such qualities can be added to a melee weapon.</text:span><text:line-break/></text:p>
      <text:p text:style-name="P2">STATISTICS</text:p>
      <text:p text:style-name="P1"><text:span text:style-name="T1">Str</text:span><text:span text:style-name="T4"> </text:span><text:span text:style-name="T2">16, </text:span><text:span text:style-name="T1">Dex</text:span><text:span text:style-name="T4"> </text:span><text:span text:style-name="T2">14,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8</text:span><text:line-break/><text:span text:style-name="T1">Base Attack</text:span><text:span text:style-name="T4"> </text:span><text:span text:style-name="T2">4 </text:span><text:span text:style-name="T1">CMB</text:span><text:span text:style-name="T4"> </text:span><text:span text:style-name="T2">7 ; </text:span><text:span text:style-name="T1">CMD</text:span><text:span text:style-name="T4"> </text:span><text:span text:style-name="T2">19 </text:span><text:line-break/><text:span text:style-name="T1">Feats</text:span><text:span text:style-name="T4"> </text:span><text:line-break/><text:span text:style-name="T2">Two-Weapon Fighting: Get extra attack at -2 to all attacks,</text:span><text:line-break/><text:span text:style-name="T2">Armour Prof Light,</text:span><text:line-break/><text:span text:style-name="T2">Armour Prof Medium,</text:span><text:line-break/><text:span text:style-name="T2">Endurance: +4 on checks to resist non-lethal damage,</text:span><text:line-break/><text:span text:style-name="T2">Martial Weap Prof,</text:span><text:line-break/><text:span text:style-name="T2">Rapid Shot: Gain extra ranged attack all attacks at -2,</text:span><text:line-break/><text:span text:style-name="T2">Shield Proficiency: Can use shields,</text:span><text:line-break/><text:span text:style-name="T2">Simple Weapon Proficiency,</text:span><text:line-break/><text:span text:style-name="T2">Weapon Focus: +1 to attack rolls,</text:span><text:line-break/><text:soft-page-break/><text:span text:style-name="T2">Weapon Focus(Ranged): +1 attack rolls</text:span><text:line-break/><text:span text:style-name="T1">Skills</text:span><text:span text:style-name="T4"> </text:span><text:span text:style-name="T2">Climb 10, Handle Animal -1, Heal 7, Intimidate 5, Know Dungeon 8, Know Geography 1, Know Nature 7, Perception 8, Ride 2, Stealth 9, Survival 8, Swim 9</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Favored Terrain</text:span><text:span text:style-name="T4"> </text:span><text:span text:style-name="T2">+2 bonus on init, know geog, Perception, Stealth, Survival in selected terrain 1</text:span><text:line-break/><text:span text:style-name="T1">Hunters Bond</text:span><text:span text:style-name="T4"> </text:span><text:span text:style-name="T2">Either animal companion or bond with party that allows 1/2 favorite enemy bonus to be added to party for WIS bonus number of rounds, this takes a move action.</text:span><text:line-break/><text:span text:style-name="T1">Track (Ex)</text:span><text:span text:style-name="T4"> </text:span><text:span text:style-name="T2">Adds half level on Survival skill checks made to follow or identify tracks.</text:span><text:line-break/><text:span text:style-name="T1">Wild Empathy</text:span><text:span text:style-name="T4"> </text:span><text:span text:style-name="T2">A druid can improve the attitude of an animal. This ability functions just like a Diplomacy check made to improve the attitude of a person. The druid rolls 1d20 and adds her druid level and her Charisma modifier to determine the wild empathy check result. </text:span><text:line-break/><text:line-break/><text:span text:style-name="T2">The typical domestic animal has a starting attitude of indifferent, while wild animals are usually unfriendly. </text:span><text:line-break/><text:line-break/><text:span text:style-name="T2">To use wild empathy, the druid and the animal must be able to study each other, which means that they must be within 30 feet of one another under normal conditions. Generally, influencing an animal in this way takes 1 minute but, as with influencing people, it might take more or less time. </text:span><text:line-break/><text:line-break/><text:span text:style-name="T2">A druid can also use this ability to influence a magical beast with an Intelligence score of 1 or 2, but she takes a -4 penalty on the check.</text:span></text:p>
      <text:p text:style-name="P2">MAGIC ITEMS (max value 1650)</text:p>
      <text:p text:style-name="P1"/>
      <text:p text:style-name="P5"><text:span text:style-name="T1">Human CR 4 RANGER 5</text:span><text:line-break/><text:span text:style-name="T1">XP</text:span><text:span text:style-name="T4"> </text:span><text:span text:style-name="T2">1200</text:span><text:line-break/><text:span text:style-name="T2">Any Medium Humanoid</text:span><text:line-break/><text:span text:style-name="T2">Ranger level 5 (skill points 40) Two Weapon</text:span><text:line-break/><text:span text:style-name="T2">(Ranger ) </text:span><text:line-break/><text:span text:style-name="T1">Init</text:span><text:span text:style-name="T4"> </text:span><text:span text:style-name="T2">+3; </text:span><text:span text:style-name="T1">Senses</text:span><text:span text:style-name="T4"> </text:span><text:span text:style-name="T2">; Perception +9</text:span></text:p>
      <text:p text:style-name="P2">DEFENSE</text:p>
      <text:p text:style-name="P1"><text:span text:style-name="T1">AC</text:span><text:span text:style-name="T4"> </text:span><text:span text:style-name="T2">16, Touch 14, flat footed 12 ( Leather, Shield, none) </text:span><text:line-break/><text:span text:style-name="T2">(+3 Dex, +2 armour, +1 feats) </text:span><text:line-break/><text:span text:style-name="T1">hp</text:span><text:span text:style-name="T4"> </text:span><text:span text:style-name="T2">42 (0d8+5d10+5+5);</text:span><text:line-break/><text:span text:style-name="T1">Fort</text:span><text:span text:style-name="T4"> </text:span><text:span text:style-name="T2">+4, </text:span><text:span text:style-name="T1">Ref</text:span><text:span text:style-name="T4"> </text:span><text:span text:style-name="T2">+7, </text:span><text:span text:style-name="T1">Will</text:span><text:span text:style-name="T4"> </text:span><text:span text:style-name="T2">+2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Longsword +8 (1d8+2/19-20) </text:span><text:line-break/><text:span text:style-name="T1">Full Attack</text:span><text:line-break/><text:span text:style-name="T2">Longsword +6 (1d8+2/19-20)</text:span><text:line-break/><text:span text:style-name="T2">Dagger +5 (1d4+1/19-20) </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avored Enemy</text:span><text:span text:style-name="T4"> </text:span><text:span text:style-name="T2">(+2 attack pathfinder only) +2 damage. Number of Favored enemies = 2</text:span><text:line-break/><text:span text:style-name="T1">Favored Enemy -2</text:span><text:span text:style-name="T4"> </text:span><text:span text:style-name="T2">+2 bonus on Bluff, Knowledge, Perception, Sense Motive, and Survival checks against Fav Enemy</text:span><text:line-break/><text:span text:style-name="T1">Spells Known: </text:span><text:line-break/><text:line-break/><text:span text:style-name="T1">Ranger Spells</text:span><text:line-break/><text:span text:style-name="T1">CL 5 Concentration 6</text:span><text:line-break/><text:span text:style-name="T1">Level 1 (2) DC 12</text:span><text:line-break/><text:span text:style-name="T2">Entangle(Transmutation)[ ] X 1</text:span><text:line-break/><text:span text:style-name="T2">V,S,DF rng: Long 400ft + 40ft / level CT: Dur: 1 min./level (D)</text:span><text:line-break/><text:span text:style-name="T2">SV Reflex partial; see text Area: Plants in a 40-ft.-radius spread Book: CRB </text:span><text:line-break/><text:span text:style-name="T2">Description: </text:span><text:span text:style-name="T3">This spell causes tall grass, weeds, and other plants to wrap around creatures in the area of effect or those that enter the area. Creatures that fail their save gain the entangled condition. Creatures that make their save can move as normal, but those that remain in the area must save again at the end of your turn. Creatures that move into the area must save immediately. Those that fail must end their movement and gain the entangled condition. Entangled creatures can attempt to break free as a move action, making a Strength or Escape Artist check. The DC for this check is equal to the DC of the spell. The entire area of effect is considered difficult terrain while the effect lasts. If the plants in the area are covered in thorns, those in the area take 1 point of damage each time they fail a save against the entangle or fail a check made to break free. Other effects, depending on the local plants, might be possible at GM discretion.</text:span><text:line-break/><text:line-break/><text:span text:style-name="T2">Returning Weapon(Conjuration)[Teleportation ] X 1</text:span><text:line-break/><text:span text:style-name="T2">V, S rng: Close 25ft + 5ft/2 levels CT: Dur: 10 minute/level</text:span><text:line-break/><text:span text:style-name="T2">SV Will negates (harmless, object) Area: one weapon that can be thrown Book: UC </text:span><text:line-break/><text:span text:style-name="T2">Description: </text:span><text:span text:style-name="T3">For the duration of the spell, the target weapon acts as if it had the returning weapon special ability.</text:span><text:line-break/></text:p>
      <text:p text:style-name="P2">STATISTICS</text:p>
      <text:p text:style-name="P1"><text:span text:style-name="T1">Str</text:span><text:span text:style-name="T4"> </text:span><text:span text:style-name="T2">14, </text:span><text:span text:style-name="T1">Dex</text:span><text:span text:style-name="T4"> </text:span><text:span text:style-name="T2">16,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8</text:span><text:line-break/><text:span text:style-name="T1">Base Attack</text:span><text:span text:style-name="T4"> </text:span><text:span text:style-name="T2">5 </text:span><text:span text:style-name="T1">CMB</text:span><text:span text:style-name="T4"> </text:span><text:span text:style-name="T2">7 ; </text:span><text:span text:style-name="T1">CMD</text:span><text:span text:style-name="T4"> </text:span><text:span text:style-name="T2">21 </text:span><text:line-break/><text:soft-page-break/><text:span text:style-name="T1">Feats</text:span><text:span text:style-name="T4"> </text:span><text:line-break/><text:span text:style-name="T2">Two-Weapon Fighting: Get extra attack at -2 to all attacks,</text:span><text:line-break/><text:span text:style-name="T2">Armour Prof Light,</text:span><text:line-break/><text:span text:style-name="T2">Armour Prof Medium,</text:span><text:line-break/><text:span text:style-name="T2">Dodge: Add 1 to AC ,</text:span><text:line-break/><text:span text:style-name="T2">Endurance: +4 on checks to resist non-lethal damage,</text:span><text:line-break/><text:span text:style-name="T2">Martial Weap Prof,</text:span><text:line-break/><text:span text:style-name="T2">Shield Proficiency: Can use shields,</text:span><text:line-break/><text:span text:style-name="T2">Simple Weapon Proficiency,</text:span><text:line-break/><text:span text:style-name="T2">Toughness: +3 Hit points or +1 per hit dice,</text:span><text:line-break/><text:span text:style-name="T2">Weapon Finesse: Use DEX mod instead of STR mod for melee attack to hit,</text:span><text:line-break/><text:span text:style-name="T2">Weapon Focus: +1 to attack rolls</text:span><text:line-break/><text:span text:style-name="T1">Skills</text:span><text:span text:style-name="T4"> </text:span><text:span text:style-name="T2">Climb 9, Handle Animal 6, Heal 8, Intimidate -1, Know Dungeon 8, Know Geography 7, Know Nature 7, Perception 9, Ride 9, Stealth 11, Survival 9, Swim 2</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Favored Terrain</text:span><text:span text:style-name="T4"> </text:span><text:span text:style-name="T2">+2 bonus on init, know geog, Perception, Stealth, Survival in selected terrain 1</text:span><text:line-break/><text:span text:style-name="T1">Hunters Bond</text:span><text:span text:style-name="T4"> </text:span><text:span text:style-name="T2">Either animal companion or bond with party that allows 1/2 favorite enemy bonus to be added to party for WIS bonus number of rounds, this takes a move action.</text:span><text:line-break/><text:span text:style-name="T1">Track (Ex)</text:span><text:span text:style-name="T4"> </text:span><text:span text:style-name="T2">Adds half level on Survival skill checks made to follow or identify tracks.</text:span> </text:p>
      <text:p text:style-name="P1"/>
      <text:p text:style-name="P5"><text:span text:style-name="T1">Human CR 6 RANGER 7</text:span><text:line-break/><text:span text:style-name="T1">XP</text:span><text:span text:style-name="T4"> </text:span><text:span text:style-name="T2">1200</text:span><text:line-break/><text:span text:style-name="T2">Any Medium Humanoid</text:span><text:line-break/><text:span text:style-name="T2">Ranger level 5 (skill points 40) Two Weapon</text:span><text:line-break/><text:span text:style-name="T2">(Ranger ) </text:span><text:line-break/><text:span text:style-name="T1">Init</text:span><text:span text:style-name="T4"> </text:span><text:span text:style-name="T2">+3; </text:span><text:span text:style-name="T1">Senses</text:span><text:span text:style-name="T4"> </text:span><text:span text:style-name="T2">; Perception +9</text:span></text:p>
      <text:p text:style-name="P2">DEFENSE</text:p>
      <text:p text:style-name="P1"><text:span text:style-name="T1">AC</text:span><text:span text:style-name="T4"> </text:span><text:span text:style-name="T2">16, Touch 14, flat footed 12 ( Leather, Shield, none) </text:span><text:line-break/><text:span text:style-name="T2">(+3 Dex, +2 armour, +1 feats) </text:span><text:line-break/><text:span text:style-name="T1">hp</text:span><text:span text:style-name="T4"> 55</text:span><text:span text:style-name="T2"> (0d8+5d10+5+5);</text:span><text:line-break/><text:span text:style-name="T1">Fort</text:span><text:span text:style-name="T4"> </text:span><text:span text:style-name="T2">+4, </text:span><text:span text:style-name="T1">Ref</text:span><text:span text:style-name="T4"> </text:span><text:span text:style-name="T2">+7, </text:span><text:span text:style-name="T1">Will</text:span><text:span text:style-name="T4"> </text:span><text:span text:style-name="T2">+2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Longsword +10 (1d8+3/19-20) </text:span><text:line-break/><text:span text:style-name="T1">Full Attack</text:span><text:line-break/><text:span text:style-name="T2">Longsword +10 (1d8+3/19-20)</text:span><text:line-break/><text:span text:style-name="T2">Dagger +5 (1d4+1/19-20) </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Favored Enemy</text:span><text:span text:style-name="T4"> </text:span><text:span text:style-name="T2">(+2 attack pathfinder only) +2 damage. Number of Favored enemies = 2</text:span><text:line-break/><text:span text:style-name="T1">Favored Enemy -2</text:span><text:span text:style-name="T4"> </text:span><text:span text:style-name="T2">+2 bonus on Bluff, Knowledge, Perception, Sense Motive, and Survival checks against Fav Enemy</text:span><text:line-break/><text:span text:style-name="T1">Spells Known: </text:span><text:line-break/><text:line-break/><text:span text:style-name="T1">Ranger Spells</text:span><text:line-break/><text:span text:style-name="T1">CL 5 Concentration 6</text:span><text:line-break/><text:span text:style-name="T1">Level 1 (2) DC 12</text:span><text:line-break/><text:span text:style-name="T2">Entangle(Transmutation)[ ] X 1</text:span><text:line-break/><text:span text:style-name="T2">V,S,DF rng: Long 400ft + 40ft / level CT: Dur: 1 min./level (D)</text:span><text:line-break/><text:span text:style-name="T2">SV Reflex partial; see text Area: Plants in a 40-ft.-radius spread Book: CRB </text:span><text:line-break/><text:span text:style-name="T2">Description: </text:span><text:span text:style-name="T3">This spell causes tall grass, weeds, and other plants to wrap around creatures in the area of effect or those that enter the area. Creatures that fail their save gain the entangled condition. Creatures that make their save can move as normal, but those that remain in the area must save again at the end of your turn. Creatures that move into the area must save immediately. Those that fail must end their movement and gain the entangled condition. Entangled creatures can attempt to break free as a move action, making a Strength or Escape Artist check. The DC for this check is equal to the DC of the spell. The entire area of effect is considered difficult terrain while the effect lasts. If the plants in the area are covered in thorns, those in the area take 1 point of damage each time they fail a save against the entangle or fail a check made to break free. Other effects, depending on the local plants, might be possible at GM discretion.</text:span><text:line-break/><text:line-break/><text:span text:style-name="T2">Returning Weapon(Conjuration)[Teleportation ] X 1</text:span><text:line-break/><text:span text:style-name="T2">V, S rng: Close 25ft + 5ft/2 levels CT: Dur: 10 minute/level</text:span><text:line-break/><text:span text:style-name="T2">SV Will negates (harmless, object) Area: one weapon that can be thrown Book: UC </text:span><text:line-break/><text:span text:style-name="T2">Description: </text:span><text:span text:style-name="T3">For the duration of the spell, the target weapon acts as if it had the returning weapon special ability.</text:span><text:line-break/></text:p>
      <text:p text:style-name="P2">STATISTICS</text:p>
      <text:p text:style-name="P1"><text:span text:style-name="T1">Str</text:span><text:span text:style-name="T4"> </text:span><text:span text:style-name="T2">14, </text:span><text:span text:style-name="T1">Dex</text:span><text:span text:style-name="T4"> </text:span><text:span text:style-name="T2">16,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3, </text:span><text:span text:style-name="T1">Cha</text:span><text:span text:style-name="T4"> </text:span><text:span text:style-name="T2">8</text:span><text:line-break/><text:span text:style-name="T1">Base Attack</text:span><text:span text:style-name="T4"> </text:span><text:span text:style-name="T2">5 </text:span><text:span text:style-name="T1">CMB</text:span><text:span text:style-name="T4"> </text:span><text:span text:style-name="T2">7 ; </text:span><text:span text:style-name="T1">CMD</text:span><text:span text:style-name="T4"> </text:span><text:span text:style-name="T2">21 </text:span><text:line-break/><text:soft-page-break/><text:span text:style-name="T1">Feats</text:span><text:span text:style-name="T4"> </text:span><text:line-break/><text:span text:style-name="T2">Two-Weapon Fighting: Get extra attack at -2 to all attacks,</text:span><text:line-break/><text:span text:style-name="T2">Armour Prof Light,</text:span><text:line-break/><text:span text:style-name="T2">Armour Prof Medium,</text:span><text:line-break/><text:span text:style-name="T2">Dodge: Add 1 to AC ,</text:span><text:line-break/><text:span text:style-name="T2">Endurance: +4 on checks to resist non-lethal damage,</text:span><text:line-break/><text:span text:style-name="T2">Martial Weap Prof,</text:span><text:line-break/><text:span text:style-name="T2">Shield Proficiency: Can use shields,</text:span><text:line-break/><text:span text:style-name="T2">Simple Weapon Proficiency,</text:span><text:line-break/><text:span text:style-name="T2">Toughness: +3 Hit points or +1 per hit dice,</text:span><text:line-break/><text:span text:style-name="T2">Weapon Finesse: Use DEX mod instead of STR mod for melee attack to hit,</text:span><text:line-break/><text:span text:style-name="T2">Weapon Focus: +1 to attack rolls</text:span><text:line-break/><text:span text:style-name="T1">Skills</text:span><text:span text:style-name="T4"> </text:span><text:span text:style-name="T2">Climb 9, Handle Animal 6, Heal 8, Intimidate -1, Know Dungeon 8, Know Geography 7, Know Nature 7, Perception 9, Ride 9, Stealth 11, Survival 9, Swim 2</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Favored Terrain</text:span><text:span text:style-name="T4"> </text:span><text:span text:style-name="T2">+2 bonus on init, know geog, Perception, Stealth, Survival in selected terrain 1</text:span><text:line-break/><text:span text:style-name="T1">Hunters Bond</text:span><text:span text:style-name="T4"> </text:span><text:span text:style-name="T2">Either animal companion or bond with party that allows 1/2 favorite enemy bonus to be added to party for WIS bonus number of rounds, this takes a move action.</text:span><text:line-break/><text:span text:style-name="T1">Track (Ex)</text:span><text:span text:style-name="T4"> </text:span><text:span text:style-name="T2">Adds half level on Survival skill checks made to follow or identify track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5:35:06.68</meta:creation-date>
    <dc:date>2015-08-22T13:03:43.84</dc:date>
    <dc:creator>Nolan Roth</dc:creator>
    <meta:editing-duration>PT2H55M4S</meta:editing-duration>
    <meta:editing-cycles>3</meta:editing-cycles>
    <meta:generator>OpenOffice/4.1.1$Win32 OpenOffice.org_project/411m6$Build-9775</meta:generator>
    <meta:document-statistic meta:table-count="0" meta:image-count="0" meta:object-count="0" meta:page-count="12" meta:paragraph-count="68" meta:word-count="2945" meta:character-count="16982"/>
  </office:meta>
</office:document-meta>
</file>